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true" fo:min-height="39.067cm" fo:min-width="157.634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148.393cm" fo:min-width="54.378cm" fo:padding-top="1.608cm" fo:padding-bottom="1.608cm" fo:padding-left="1.608cm" fo:padding-right="1.608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T1" style:family="text">
      <style:text-properties fo:color="#3333ff"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57.634cm" svg:height="39.067cm" svg:x="864.731cm" svg:y="123.877cm">
          <draw:text-box>
            <text:p><text:span text:style-name="T1">Singular values</text:span></text:p>
            <text:p><text:span text:style-name="T1">(“concept strength”)</text:span></text:p>
          </draw:text-box>
        </draw:frame>
        <draw:custom-shape draw:style-name="gr11" draw:text-style-name="P4" draw:layer="layout" svg:width="57.594cm" svg:height="151.609cm" draw:transform="skewX (-0.789761486527434) rotate (0.0595157274930066) translate (861.636cm 171.47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34:11.506041628</dc:date>
    <meta:editing-duration>PT11M47S</meta:editing-duration>
    <meta:editing-cycles>5</meta:editing-cycles>
    <meta:generator>LibreOffice/5.1.6.2$Linux_X86_64 LibreOffice_project/10m0$Build-2</meta:generator>
    <meta:document-statistic meta:object-count="118"/>
  </office:meta>
</office:document-meta>
</file>